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lfaen" fo:font-weight="bold" style:font-weight-asian="bold" style:font-weight-complex="bold"/>
    </style:style>
    <style:style style:name="ce2" style:family="table-cell" style:parent-style-name="Default">
      <style:text-properties style:font-name="Sylfaen"/>
    </style:style>
    <style:style style:name="ce3" style:family="table-cell" style:parent-style-name="Default">
      <style:text-properties style:font-name="Sylfaen"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2" table:number-columns-repeated="25" table:default-cell-style-name="ce2"/>
        <table:table-column table:style-name="co1" table:number-columns-repeated="993" table:default-cell-style-name="ce2"/>
        <table:table-row table:style-name="ro1">
          <table:table-cell office:value-type="string" calcext:value-type="string">
            <text:p>Cur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((0.75 * [.G$1])-([.$B$1] * 0.75 * [.$F2])) * (1- ([.$C$1]*[.G$1]/100))" office:value-type="float" office:value="3.69375" calcext:value-type="float">
            <text:p>3.69375</text:p>
          </table:table-cell>
          <table:table-cell table:formula="of:=((0.75 * [.H$1])-([.$B$1] * 0.75 * [.$F2])) * (1- ([.$C$1]*[.H$1]/100))" office:value-type="float" office:value="7.275" calcext:value-type="float">
            <text:p>7.275</text:p>
          </table:table-cell>
          <table:table-cell table:formula="of:=((0.75 * [.I$1])-([.$B$1] * 0.75 * [.$F2])) * (1- ([.$C$1]*[.I$1]/100))" office:value-type="float" office:value="10.74375" calcext:value-type="float">
            <text:p>10.74375</text:p>
          </table:table-cell>
          <table:table-cell table:formula="of:=((0.75 * [.J$1])-([.$B$1] * 0.75 * [.$F2])) * (1- ([.$C$1]*[.J$1]/100))" office:value-type="float" office:value="14.1" calcext:value-type="float">
            <text:p>14.1</text:p>
          </table:table-cell>
          <table:table-cell table:formula="of:=((0.75 * [.K$1])-([.$B$1] * 0.75 * [.$F2])) * (1- ([.$C$1]*[.K$1]/100))" office:value-type="float" office:value="17.34375" calcext:value-type="float">
            <text:p>17.34375</text:p>
          </table:table-cell>
          <table:table-cell table:formula="of:=((0.75 * [.L$1])-([.$B$1] * 0.75 * [.$F2])) * (1- ([.$C$1]*[.L$1]/100))" office:value-type="float" office:value="20.475" calcext:value-type="float">
            <text:p>20.475</text:p>
          </table:table-cell>
          <table:table-cell table:formula="of:=((0.75 * [.M$1])-([.$B$1] * 0.75 * [.$F2])) * (1- ([.$C$1]*[.M$1]/100))" office:value-type="float" office:value="23.49375" calcext:value-type="float">
            <text:p>23.49375</text:p>
          </table:table-cell>
          <table:table-cell table:formula="of:=((0.75 * [.N$1])-([.$B$1] * 0.75 * [.$F2])) * (1- ([.$C$1]*[.N$1]/100))" office:value-type="float" office:value="26.4" calcext:value-type="float">
            <text:p>26.4</text:p>
          </table:table-cell>
          <table:table-cell table:formula="of:=((0.75 * [.O$1])-([.$B$1] * 0.75 * [.$F2])) * (1- ([.$C$1]*[.O$1]/100))" office:value-type="float" office:value="29.19375" calcext:value-type="float">
            <text:p>29.19375</text:p>
          </table:table-cell>
          <table:table-cell table:formula="of:=((0.75 * [.P$1])-([.$B$1] * 0.75 * [.$F2])) * (1- ([.$C$1]*[.P$1]/100))" office:value-type="float" office:value="31.875" calcext:value-type="float">
            <text:p>31.875</text:p>
          </table:table-cell>
          <table:table-cell table:formula="of:=((0.75 * [.Q$1])-([.$B$1] * 0.75 * [.$F2])) * (1- ([.$C$1]*[.Q$1]/100))" office:value-type="float" office:value="34.44375" calcext:value-type="float">
            <text:p>34.44375</text:p>
          </table:table-cell>
          <table:table-cell table:formula="of:=((0.75 * [.R$1])-([.$B$1] * 0.75 * [.$F2])) * (1- ([.$C$1]*[.R$1]/100))" office:value-type="float" office:value="36.9" calcext:value-type="float">
            <text:p>36.9</text:p>
          </table:table-cell>
          <table:table-cell table:formula="of:=((0.75 * [.S$1])-([.$B$1] * 0.75 * [.$F2])) * (1- ([.$C$1]*[.S$1]/100))" office:value-type="float" office:value="39.24375" calcext:value-type="float">
            <text:p>39.24375</text:p>
          </table:table-cell>
          <table:table-cell table:formula="of:=((0.75 * [.T$1])-([.$B$1] * 0.75 * [.$F2])) * (1- ([.$C$1]*[.T$1]/100))" office:value-type="float" office:value="41.475" calcext:value-type="float">
            <text:p>41.475</text:p>
          </table:table-cell>
          <table:table-cell table:formula="of:=((0.75 * [.U$1])-([.$B$1] * 0.75 * [.$F2])) * (1- ([.$C$1]*[.U$1]/100))" office:value-type="float" office:value="43.59375" calcext:value-type="float">
            <text:p>43.59375</text:p>
          </table:table-cell>
          <table:table-cell table:formula="of:=((0.75 * [.V$1])-([.$B$1] * 0.75 * [.$F2])) * (1- ([.$C$1]*[.V$1]/100))" office:value-type="float" office:value="45.6" calcext:value-type="float">
            <text:p>45.6</text:p>
          </table:table-cell>
          <table:table-cell table:formula="of:=((0.75 * [.W$1])-([.$B$1] * 0.75 * [.$F2])) * (1- ([.$C$1]*[.W$1]/100))" office:value-type="float" office:value="47.49375" calcext:value-type="float">
            <text:p>47.49375</text:p>
          </table:table-cell>
          <table:table-cell table:formula="of:=((0.75 * [.X$1])-([.$B$1] * 0.75 * [.$F2])) * (1- ([.$C$1]*[.X$1]/100))" office:value-type="float" office:value="49.275" calcext:value-type="float">
            <text:p>49.275</text:p>
          </table:table-cell>
          <table:table-cell table:formula="of:=((0.75 * [.Y$1])-([.$B$1] * 0.75 * [.$F2])) * (1- ([.$C$1]*[.Y$1]/100))" office:value-type="float" office:value="50.94375" calcext:value-type="float">
            <text:p>50.94375</text:p>
          </table:table-cell>
          <table:table-cell table:formula="of:=((0.75 * [.Z$1])-([.$B$1] * 0.75 * [.$F2])) * (1- ([.$C$1]*[.Z$1]/100))" office:value-type="float" office:value="52.5" calcext:value-type="float">
            <text:p>52.5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((0.75 * [.G$1])-([.$B$1] * 0.75 * [.$F3])) * (1- ([.$C$1]*[.G$1]/100))" office:value-type="float" office:value="-0.9234375" calcext:value-type="float">
            <text:p>-0.9234375</text:p>
          </table:table-cell>
          <table:table-cell table:formula="of:=((0.75 * [.H$1])-([.$B$1] * 0.75 * [.$F3])) * (1- ([.$C$1]*[.H$1]/100))" office:value-type="float" office:value="2.728125" calcext:value-type="float">
            <text:p>2.728125</text:p>
          </table:table-cell>
          <table:table-cell table:formula="of:=((0.75 * [.I$1])-([.$B$1] * 0.75 * [.$F3])) * (1- ([.$C$1]*[.I$1]/100))" office:value-type="float" office:value="6.2671875" calcext:value-type="float">
            <text:p>6.2671875</text:p>
          </table:table-cell>
          <table:table-cell table:formula="of:=((0.75 * [.J$1])-([.$B$1] * 0.75 * [.$F3])) * (1- ([.$C$1]*[.J$1]/100))" office:value-type="float" office:value="9.69375" calcext:value-type="float">
            <text:p>9.69375</text:p>
          </table:table-cell>
          <table:table-cell table:formula="of:=((0.75 * [.K$1])-([.$B$1] * 0.75 * [.$F3])) * (1- ([.$C$1]*[.K$1]/100))" office:value-type="float" office:value="13.0078125" calcext:value-type="float">
            <text:p>13.0078125</text:p>
          </table:table-cell>
          <table:table-cell table:formula="of:=((0.75 * [.L$1])-([.$B$1] * 0.75 * [.$F3])) * (1- ([.$C$1]*[.L$1]/100))" office:value-type="float" office:value="16.209375" calcext:value-type="float">
            <text:p>16.209375</text:p>
          </table:table-cell>
          <table:table-cell table:formula="of:=((0.75 * [.M$1])-([.$B$1] * 0.75 * [.$F3])) * (1- ([.$C$1]*[.M$1]/100))" office:value-type="float" office:value="19.2984375" calcext:value-type="float">
            <text:p>19.2984375</text:p>
          </table:table-cell>
          <table:table-cell table:formula="of:=((0.75 * [.N$1])-([.$B$1] * 0.75 * [.$F3])) * (1- ([.$C$1]*[.N$1]/100))" office:value-type="float" office:value="22.275" calcext:value-type="float">
            <text:p>22.275</text:p>
          </table:table-cell>
          <table:table-cell table:formula="of:=((0.75 * [.O$1])-([.$B$1] * 0.75 * [.$F3])) * (1- ([.$C$1]*[.O$1]/100))" office:value-type="float" office:value="25.1390625" calcext:value-type="float">
            <text:p>25.1390625</text:p>
          </table:table-cell>
          <table:table-cell table:formula="of:=((0.75 * [.P$1])-([.$B$1] * 0.75 * [.$F3])) * (1- ([.$C$1]*[.P$1]/100))" office:value-type="float" office:value="27.890625" calcext:value-type="float">
            <text:p>27.890625</text:p>
          </table:table-cell>
          <table:table-cell table:formula="of:=((0.75 * [.Q$1])-([.$B$1] * 0.75 * [.$F3])) * (1- ([.$C$1]*[.Q$1]/100))" office:value-type="float" office:value="30.5296875" calcext:value-type="float">
            <text:p>30.5296875</text:p>
          </table:table-cell>
          <table:table-cell table:formula="of:=((0.75 * [.R$1])-([.$B$1] * 0.75 * [.$F3])) * (1- ([.$C$1]*[.R$1]/100))" office:value-type="float" office:value="33.05625" calcext:value-type="float">
            <text:p>33.05625</text:p>
          </table:table-cell>
          <table:table-cell table:formula="of:=((0.75 * [.S$1])-([.$B$1] * 0.75 * [.$F3])) * (1- ([.$C$1]*[.S$1]/100))" office:value-type="float" office:value="35.4703125" calcext:value-type="float">
            <text:p>35.4703125</text:p>
          </table:table-cell>
          <table:table-cell table:formula="of:=((0.75 * [.T$1])-([.$B$1] * 0.75 * [.$F3])) * (1- ([.$C$1]*[.T$1]/100))" office:value-type="float" office:value="37.771875" calcext:value-type="float">
            <text:p>37.771875</text:p>
          </table:table-cell>
          <table:table-cell table:formula="of:=((0.75 * [.U$1])-([.$B$1] * 0.75 * [.$F3])) * (1- ([.$C$1]*[.U$1]/100))" office:value-type="float" office:value="39.9609375" calcext:value-type="float">
            <text:p>39.9609375</text:p>
          </table:table-cell>
          <table:table-cell table:formula="of:=((0.75 * [.V$1])-([.$B$1] * 0.75 * [.$F3])) * (1- ([.$C$1]*[.V$1]/100))" office:value-type="float" office:value="42.0375" calcext:value-type="float">
            <text:p>42.0375</text:p>
          </table:table-cell>
          <table:table-cell table:formula="of:=((0.75 * [.W$1])-([.$B$1] * 0.75 * [.$F3])) * (1- ([.$C$1]*[.W$1]/100))" office:value-type="float" office:value="44.0015625" calcext:value-type="float">
            <text:p>44.0015625</text:p>
          </table:table-cell>
          <table:table-cell table:formula="of:=((0.75 * [.X$1])-([.$B$1] * 0.75 * [.$F3])) * (1- ([.$C$1]*[.X$1]/100))" office:value-type="float" office:value="45.853125" calcext:value-type="float">
            <text:p>45.853125</text:p>
          </table:table-cell>
          <table:table-cell table:formula="of:=((0.75 * [.Y$1])-([.$B$1] * 0.75 * [.$F3])) * (1- ([.$C$1]*[.Y$1]/100))" office:value-type="float" office:value="47.5921875" calcext:value-type="float">
            <text:p>47.5921875</text:p>
          </table:table-cell>
          <table:table-cell table:formula="of:=((0.75 * [.Z$1])-([.$B$1] * 0.75 * [.$F3])) * (1- ([.$C$1]*[.Z$1]/100))" office:value-type="float" office:value="49.21875" calcext:value-type="float">
            <text:p>49.21875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Soak</text:p>
          </table:table-cell>
          <table:table-cell table:style-name="ce1" office:value-type="string" calcext:value-type="string">
            <text:p>Reduc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(0.75 * [.G$1])-([.$B$1] * 0.75 * [.$F4])) * (1- ([.$C$1]*[.G$1]/100))" office:value-type="float" office:value="-5.540625" calcext:value-type="float">
            <text:p>-5.540625</text:p>
          </table:table-cell>
          <table:table-cell table:formula="of:=((0.75 * [.H$1])-([.$B$1] * 0.75 * [.$F4])) * (1- ([.$C$1]*[.H$1]/100))" office:value-type="float" office:value="-1.81875" calcext:value-type="float">
            <text:p>-1.81875</text:p>
          </table:table-cell>
          <table:table-cell table:formula="of:=((0.75 * [.I$1])-([.$B$1] * 0.75 * [.$F4])) * (1- ([.$C$1]*[.I$1]/100))" office:value-type="float" office:value="1.790625" calcext:value-type="float">
            <text:p>1.790625</text:p>
          </table:table-cell>
          <table:table-cell table:formula="of:=((0.75 * [.J$1])-([.$B$1] * 0.75 * [.$F4])) * (1- ([.$C$1]*[.J$1]/100))" office:value-type="float" office:value="5.2875" calcext:value-type="float">
            <text:p>5.2875</text:p>
          </table:table-cell>
          <table:table-cell table:formula="of:=((0.75 * [.K$1])-([.$B$1] * 0.75 * [.$F4])) * (1- ([.$C$1]*[.K$1]/100))" office:value-type="float" office:value="8.671875" calcext:value-type="float">
            <text:p>8.671875</text:p>
          </table:table-cell>
          <table:table-cell table:formula="of:=((0.75 * [.L$1])-([.$B$1] * 0.75 * [.$F4])) * (1- ([.$C$1]*[.L$1]/100))" office:value-type="float" office:value="11.94375" calcext:value-type="float">
            <text:p>11.94375</text:p>
          </table:table-cell>
          <table:table-cell table:formula="of:=((0.75 * [.M$1])-([.$B$1] * 0.75 * [.$F4])) * (1- ([.$C$1]*[.M$1]/100))" office:value-type="float" office:value="15.103125" calcext:value-type="float">
            <text:p>15.103125</text:p>
          </table:table-cell>
          <table:table-cell table:formula="of:=((0.75 * [.N$1])-([.$B$1] * 0.75 * [.$F4])) * (1- ([.$C$1]*[.N$1]/100))" office:value-type="float" office:value="18.15" calcext:value-type="float">
            <text:p>18.15</text:p>
          </table:table-cell>
          <table:table-cell table:formula="of:=((0.75 * [.O$1])-([.$B$1] * 0.75 * [.$F4])) * (1- ([.$C$1]*[.O$1]/100))" office:value-type="float" office:value="21.084375" calcext:value-type="float">
            <text:p>21.084375</text:p>
          </table:table-cell>
          <table:table-cell table:formula="of:=((0.75 * [.P$1])-([.$B$1] * 0.75 * [.$F4])) * (1- ([.$C$1]*[.P$1]/100))" office:value-type="float" office:value="23.90625" calcext:value-type="float">
            <text:p>23.90625</text:p>
          </table:table-cell>
          <table:table-cell table:formula="of:=((0.75 * [.Q$1])-([.$B$1] * 0.75 * [.$F4])) * (1- ([.$C$1]*[.Q$1]/100))" office:value-type="float" office:value="26.615625" calcext:value-type="float">
            <text:p>26.615625</text:p>
          </table:table-cell>
          <table:table-cell table:formula="of:=((0.75 * [.R$1])-([.$B$1] * 0.75 * [.$F4])) * (1- ([.$C$1]*[.R$1]/100))" office:value-type="float" office:value="29.2125" calcext:value-type="float">
            <text:p>29.2125</text:p>
          </table:table-cell>
          <table:table-cell table:formula="of:=((0.75 * [.S$1])-([.$B$1] * 0.75 * [.$F4])) * (1- ([.$C$1]*[.S$1]/100))" office:value-type="float" office:value="31.696875" calcext:value-type="float">
            <text:p>31.696875</text:p>
          </table:table-cell>
          <table:table-cell table:formula="of:=((0.75 * [.T$1])-([.$B$1] * 0.75 * [.$F4])) * (1- ([.$C$1]*[.T$1]/100))" office:value-type="float" office:value="34.06875" calcext:value-type="float">
            <text:p>34.06875</text:p>
          </table:table-cell>
          <table:table-cell table:formula="of:=((0.75 * [.U$1])-([.$B$1] * 0.75 * [.$F4])) * (1- ([.$C$1]*[.U$1]/100))" office:value-type="float" office:value="36.328125" calcext:value-type="float">
            <text:p>36.328125</text:p>
          </table:table-cell>
          <table:table-cell table:formula="of:=((0.75 * [.V$1])-([.$B$1] * 0.75 * [.$F4])) * (1- ([.$C$1]*[.V$1]/100))" office:value-type="float" office:value="38.475" calcext:value-type="float">
            <text:p>38.475</text:p>
          </table:table-cell>
          <table:table-cell table:formula="of:=((0.75 * [.W$1])-([.$B$1] * 0.75 * [.$F4])) * (1- ([.$C$1]*[.W$1]/100))" office:value-type="float" office:value="40.509375" calcext:value-type="float">
            <text:p>40.509375</text:p>
          </table:table-cell>
          <table:table-cell table:formula="of:=((0.75 * [.X$1])-([.$B$1] * 0.75 * [.$F4])) * (1- ([.$C$1]*[.X$1]/100))" office:value-type="float" office:value="42.43125" calcext:value-type="float">
            <text:p>42.43125</text:p>
          </table:table-cell>
          <table:table-cell table:formula="of:=((0.75 * [.Y$1])-([.$B$1] * 0.75 * [.$F4])) * (1- ([.$C$1]*[.Y$1]/100))" office:value-type="float" office:value="44.240625" calcext:value-type="float">
            <text:p>44.240625</text:p>
          </table:table-cell>
          <table:table-cell table:formula="of:=((0.75 * [.Z$1])-([.$B$1] * 0.75 * [.$F4])) * (1- ([.$C$1]*[.Z$1]/100))" office:value-type="float" office:value="45.9375" calcext:value-type="float">
            <text:p>45.93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(0.75 * [.G$1])-([.$B$1] * 0.75 * [.$F5])) * (1- ([.$C$1]*[.G$1]/100))" office:value-type="float" office:value="-10.1578125" calcext:value-type="float">
            <text:p>-10.1578125</text:p>
          </table:table-cell>
          <table:table-cell table:formula="of:=((0.75 * [.H$1])-([.$B$1] * 0.75 * [.$F5])) * (1- ([.$C$1]*[.H$1]/100))" office:value-type="float" office:value="-6.365625" calcext:value-type="float">
            <text:p>-6.365625</text:p>
          </table:table-cell>
          <table:table-cell table:formula="of:=((0.75 * [.I$1])-([.$B$1] * 0.75 * [.$F5])) * (1- ([.$C$1]*[.I$1]/100))" office:value-type="float" office:value="-2.6859375" calcext:value-type="float">
            <text:p>-2.6859375</text:p>
          </table:table-cell>
          <table:table-cell table:formula="of:=((0.75 * [.J$1])-([.$B$1] * 0.75 * [.$F5])) * (1- ([.$C$1]*[.J$1]/100))" office:value-type="float" office:value="0.88125" calcext:value-type="float">
            <text:p>0.88125</text:p>
          </table:table-cell>
          <table:table-cell table:formula="of:=((0.75 * [.K$1])-([.$B$1] * 0.75 * [.$F5])) * (1- ([.$C$1]*[.K$1]/100))" office:value-type="float" office:value="4.3359375" calcext:value-type="float">
            <text:p>4.3359375</text:p>
          </table:table-cell>
          <table:table-cell table:formula="of:=((0.75 * [.L$1])-([.$B$1] * 0.75 * [.$F5])) * (1- ([.$C$1]*[.L$1]/100))" office:value-type="float" office:value="7.678125" calcext:value-type="float">
            <text:p>7.678125</text:p>
          </table:table-cell>
          <table:table-cell table:formula="of:=((0.75 * [.M$1])-([.$B$1] * 0.75 * [.$F5])) * (1- ([.$C$1]*[.M$1]/100))" office:value-type="float" office:value="10.9078125" calcext:value-type="float">
            <text:p>10.9078125</text:p>
          </table:table-cell>
          <table:table-cell table:formula="of:=((0.75 * [.N$1])-([.$B$1] * 0.75 * [.$F5])) * (1- ([.$C$1]*[.N$1]/100))" office:value-type="float" office:value="14.025" calcext:value-type="float">
            <text:p>14.025</text:p>
          </table:table-cell>
          <table:table-cell table:formula="of:=((0.75 * [.O$1])-([.$B$1] * 0.75 * [.$F5])) * (1- ([.$C$1]*[.O$1]/100))" office:value-type="float" office:value="17.0296875" calcext:value-type="float">
            <text:p>17.0296875</text:p>
          </table:table-cell>
          <table:table-cell table:formula="of:=((0.75 * [.P$1])-([.$B$1] * 0.75 * [.$F5])) * (1- ([.$C$1]*[.P$1]/100))" office:value-type="float" office:value="19.921875" calcext:value-type="float">
            <text:p>19.921875</text:p>
          </table:table-cell>
          <table:table-cell table:formula="of:=((0.75 * [.Q$1])-([.$B$1] * 0.75 * [.$F5])) * (1- ([.$C$1]*[.Q$1]/100))" office:value-type="float" office:value="22.7015625" calcext:value-type="float">
            <text:p>22.7015625</text:p>
          </table:table-cell>
          <table:table-cell table:formula="of:=((0.75 * [.R$1])-([.$B$1] * 0.75 * [.$F5])) * (1- ([.$C$1]*[.R$1]/100))" office:value-type="float" office:value="25.36875" calcext:value-type="float">
            <text:p>25.36875</text:p>
          </table:table-cell>
          <table:table-cell table:formula="of:=((0.75 * [.S$1])-([.$B$1] * 0.75 * [.$F5])) * (1- ([.$C$1]*[.S$1]/100))" office:value-type="float" office:value="27.9234375" calcext:value-type="float">
            <text:p>27.9234375</text:p>
          </table:table-cell>
          <table:table-cell table:formula="of:=((0.75 * [.T$1])-([.$B$1] * 0.75 * [.$F5])) * (1- ([.$C$1]*[.T$1]/100))" office:value-type="float" office:value="30.365625" calcext:value-type="float">
            <text:p>30.365625</text:p>
          </table:table-cell>
          <table:table-cell table:formula="of:=((0.75 * [.U$1])-([.$B$1] * 0.75 * [.$F5])) * (1- ([.$C$1]*[.U$1]/100))" office:value-type="float" office:value="32.6953125" calcext:value-type="float">
            <text:p>32.6953125</text:p>
          </table:table-cell>
          <table:table-cell table:formula="of:=((0.75 * [.V$1])-([.$B$1] * 0.75 * [.$F5])) * (1- ([.$C$1]*[.V$1]/100))" office:value-type="float" office:value="34.9125" calcext:value-type="float">
            <text:p>34.9125</text:p>
          </table:table-cell>
          <table:table-cell table:formula="of:=((0.75 * [.W$1])-([.$B$1] * 0.75 * [.$F5])) * (1- ([.$C$1]*[.W$1]/100))" office:value-type="float" office:value="37.0171875" calcext:value-type="float">
            <text:p>37.0171875</text:p>
          </table:table-cell>
          <table:table-cell table:formula="of:=((0.75 * [.X$1])-([.$B$1] * 0.75 * [.$F5])) * (1- ([.$C$1]*[.X$1]/100))" office:value-type="float" office:value="39.009375" calcext:value-type="float">
            <text:p>39.009375</text:p>
          </table:table-cell>
          <table:table-cell table:formula="of:=((0.75 * [.Y$1])-([.$B$1] * 0.75 * [.$F5])) * (1- ([.$C$1]*[.Y$1]/100))" office:value-type="float" office:value="40.8890625" calcext:value-type="float">
            <text:p>40.8890625</text:p>
          </table:table-cell>
          <table:table-cell table:formula="of:=((0.75 * [.Z$1])-([.$B$1] * 0.75 * [.$F5])) * (1- ([.$C$1]*[.Z$1]/100))" office:value-type="float" office:value="42.65625" calcext:value-type="float">
            <text:p>42.656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erce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(0.75 * [.G$1])-([.$B$1] * 0.75 * [.$F6])) * (1- ([.$C$1]*[.G$1]/100))" office:value-type="float" office:value="-14.775" calcext:value-type="float">
            <text:p>-14.775</text:p>
          </table:table-cell>
          <table:table-cell table:formula="of:=((0.75 * [.H$1])-([.$B$1] * 0.75 * [.$F6])) * (1- ([.$C$1]*[.H$1]/100))" office:value-type="float" office:value="-10.9125" calcext:value-type="float">
            <text:p>-10.9125</text:p>
          </table:table-cell>
          <table:table-cell table:formula="of:=((0.75 * [.I$1])-([.$B$1] * 0.75 * [.$F6])) * (1- ([.$C$1]*[.I$1]/100))" office:value-type="float" office:value="-7.1625" calcext:value-type="float">
            <text:p>-7.1625</text:p>
          </table:table-cell>
          <table:table-cell table:formula="of:=((0.75 * [.J$1])-([.$B$1] * 0.75 * [.$F6])) * (1- ([.$C$1]*[.J$1]/100))" office:value-type="float" office:value="-3.525" calcext:value-type="float">
            <text:p>-3.525</text:p>
          </table:table-cell>
          <table:table-cell table:formula="of:=((0.75 * [.K$1])-([.$B$1] * 0.75 * [.$F6])) * (1- ([.$C$1]*[.K$1]/100))" office:value-type="float" office:value="0" calcext:value-type="float">
            <text:p>0</text:p>
          </table:table-cell>
          <table:table-cell table:formula="of:=((0.75 * [.L$1])-([.$B$1] * 0.75 * [.$F6])) * (1- ([.$C$1]*[.L$1]/100))" office:value-type="float" office:value="3.4125" calcext:value-type="float">
            <text:p>3.4125</text:p>
          </table:table-cell>
          <table:table-cell table:formula="of:=((0.75 * [.M$1])-([.$B$1] * 0.75 * [.$F6])) * (1- ([.$C$1]*[.M$1]/100))" office:value-type="float" office:value="6.7125" calcext:value-type="float">
            <text:p>6.7125</text:p>
          </table:table-cell>
          <table:table-cell table:formula="of:=((0.75 * [.N$1])-([.$B$1] * 0.75 * [.$F6])) * (1- ([.$C$1]*[.N$1]/100))" office:value-type="float" office:value="9.9" calcext:value-type="float">
            <text:p>9.9</text:p>
          </table:table-cell>
          <table:table-cell table:formula="of:=((0.75 * [.O$1])-([.$B$1] * 0.75 * [.$F6])) * (1- ([.$C$1]*[.O$1]/100))" office:value-type="float" office:value="12.975" calcext:value-type="float">
            <text:p>12.975</text:p>
          </table:table-cell>
          <table:table-cell table:formula="of:=((0.75 * [.P$1])-([.$B$1] * 0.75 * [.$F6])) * (1- ([.$C$1]*[.P$1]/100))" office:value-type="float" office:value="15.9375" calcext:value-type="float">
            <text:p>15.9375</text:p>
          </table:table-cell>
          <table:table-cell table:formula="of:=((0.75 * [.Q$1])-([.$B$1] * 0.75 * [.$F6])) * (1- ([.$C$1]*[.Q$1]/100))" office:value-type="float" office:value="18.7875" calcext:value-type="float">
            <text:p>18.7875</text:p>
          </table:table-cell>
          <table:table-cell table:formula="of:=((0.75 * [.R$1])-([.$B$1] * 0.75 * [.$F6])) * (1- ([.$C$1]*[.R$1]/100))" office:value-type="float" office:value="21.525" calcext:value-type="float">
            <text:p>21.525</text:p>
          </table:table-cell>
          <table:table-cell table:formula="of:=((0.75 * [.S$1])-([.$B$1] * 0.75 * [.$F6])) * (1- ([.$C$1]*[.S$1]/100))" office:value-type="float" office:value="24.15" calcext:value-type="float">
            <text:p>24.15</text:p>
          </table:table-cell>
          <table:table-cell table:formula="of:=((0.75 * [.T$1])-([.$B$1] * 0.75 * [.$F6])) * (1- ([.$C$1]*[.T$1]/100))" office:value-type="float" office:value="26.6625" calcext:value-type="float">
            <text:p>26.6625</text:p>
          </table:table-cell>
          <table:table-cell table:formula="of:=((0.75 * [.U$1])-([.$B$1] * 0.75 * [.$F6])) * (1- ([.$C$1]*[.U$1]/100))" office:value-type="float" office:value="29.0625" calcext:value-type="float">
            <text:p>29.0625</text:p>
          </table:table-cell>
          <table:table-cell table:formula="of:=((0.75 * [.V$1])-([.$B$1] * 0.75 * [.$F6])) * (1- ([.$C$1]*[.V$1]/100))" office:value-type="float" office:value="31.35" calcext:value-type="float">
            <text:p>31.35</text:p>
          </table:table-cell>
          <table:table-cell table:formula="of:=((0.75 * [.W$1])-([.$B$1] * 0.75 * [.$F6])) * (1- ([.$C$1]*[.W$1]/100))" office:value-type="float" office:value="33.525" calcext:value-type="float">
            <text:p>33.525</text:p>
          </table:table-cell>
          <table:table-cell table:formula="of:=((0.75 * [.X$1])-([.$B$1] * 0.75 * [.$F6])) * (1- ([.$C$1]*[.X$1]/100))" office:value-type="float" office:value="35.5875" calcext:value-type="float">
            <text:p>35.5875</text:p>
          </table:table-cell>
          <table:table-cell table:formula="of:=((0.75 * [.Y$1])-([.$B$1] * 0.75 * [.$F6])) * (1- ([.$C$1]*[.Y$1]/100))" office:value-type="float" office:value="37.5375" calcext:value-type="float">
            <text:p>37.5375</text:p>
          </table:table-cell>
          <table:table-cell table:formula="of:=((0.75 * [.Z$1])-([.$B$1] * 0.75 * [.$F6])) * (1- ([.$C$1]*[.Z$1]/100))" office:value-type="float" office:value="39.375" calcext:value-type="float">
            <text:p>39.3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lunt</text:p>
          </table:table-cell>
          <table:table-cell office:value-type="float" office:value="0.35" calcext:value-type="float">
            <text:p>0.35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(0.75 * [.G$1])-([.$B$1] * 0.75 * [.$F7])) * (1- ([.$C$1]*[.G$1]/100))" office:value-type="float" office:value="-19.3921875" calcext:value-type="float">
            <text:p>-19.3921875</text:p>
          </table:table-cell>
          <table:table-cell table:formula="of:=((0.75 * [.H$1])-([.$B$1] * 0.75 * [.$F7])) * (1- ([.$C$1]*[.H$1]/100))" office:value-type="float" office:value="-15.459375" calcext:value-type="float">
            <text:p>-15.459375</text:p>
          </table:table-cell>
          <table:table-cell table:formula="of:=((0.75 * [.I$1])-([.$B$1] * 0.75 * [.$F7])) * (1- ([.$C$1]*[.I$1]/100))" office:value-type="float" office:value="-11.6390625" calcext:value-type="float">
            <text:p>-11.6390625</text:p>
          </table:table-cell>
          <table:table-cell table:formula="of:=((0.75 * [.J$1])-([.$B$1] * 0.75 * [.$F7])) * (1- ([.$C$1]*[.J$1]/100))" office:value-type="float" office:value="-7.93125" calcext:value-type="float">
            <text:p>-7.93125</text:p>
          </table:table-cell>
          <table:table-cell table:formula="of:=((0.75 * [.K$1])-([.$B$1] * 0.75 * [.$F7])) * (1- ([.$C$1]*[.K$1]/100))" office:value-type="float" office:value="-4.3359375" calcext:value-type="float">
            <text:p>-4.3359375</text:p>
          </table:table-cell>
          <table:table-cell table:formula="of:=((0.75 * [.L$1])-([.$B$1] * 0.75 * [.$F7])) * (1- ([.$C$1]*[.L$1]/100))" office:value-type="float" office:value="-0.853125" calcext:value-type="float">
            <text:p>-0.853125</text:p>
          </table:table-cell>
          <table:table-cell table:formula="of:=((0.75 * [.M$1])-([.$B$1] * 0.75 * [.$F7])) * (1- ([.$C$1]*[.M$1]/100))" office:value-type="float" office:value="2.5171875" calcext:value-type="float">
            <text:p>2.5171875</text:p>
          </table:table-cell>
          <table:table-cell table:formula="of:=((0.75 * [.N$1])-([.$B$1] * 0.75 * [.$F7])) * (1- ([.$C$1]*[.N$1]/100))" office:value-type="float" office:value="5.775" calcext:value-type="float">
            <text:p>5.775</text:p>
          </table:table-cell>
          <table:table-cell table:formula="of:=((0.75 * [.O$1])-([.$B$1] * 0.75 * [.$F7])) * (1- ([.$C$1]*[.O$1]/100))" office:value-type="float" office:value="8.9203125" calcext:value-type="float">
            <text:p>8.9203125</text:p>
          </table:table-cell>
          <table:table-cell table:formula="of:=((0.75 * [.P$1])-([.$B$1] * 0.75 * [.$F7])) * (1- ([.$C$1]*[.P$1]/100))" office:value-type="float" office:value="11.953125" calcext:value-type="float">
            <text:p>11.953125</text:p>
          </table:table-cell>
          <table:table-cell table:formula="of:=((0.75 * [.Q$1])-([.$B$1] * 0.75 * [.$F7])) * (1- ([.$C$1]*[.Q$1]/100))" office:value-type="float" office:value="14.8734375" calcext:value-type="float">
            <text:p>14.8734375</text:p>
          </table:table-cell>
          <table:table-cell table:formula="of:=((0.75 * [.R$1])-([.$B$1] * 0.75 * [.$F7])) * (1- ([.$C$1]*[.R$1]/100))" office:value-type="float" office:value="17.68125" calcext:value-type="float">
            <text:p>17.68125</text:p>
          </table:table-cell>
          <table:table-cell table:formula="of:=((0.75 * [.S$1])-([.$B$1] * 0.75 * [.$F7])) * (1- ([.$C$1]*[.S$1]/100))" office:value-type="float" office:value="20.3765625" calcext:value-type="float">
            <text:p>20.3765625</text:p>
          </table:table-cell>
          <table:table-cell table:formula="of:=((0.75 * [.T$1])-([.$B$1] * 0.75 * [.$F7])) * (1- ([.$C$1]*[.T$1]/100))" office:value-type="float" office:value="22.959375" calcext:value-type="float">
            <text:p>22.959375</text:p>
          </table:table-cell>
          <table:table-cell table:formula="of:=((0.75 * [.U$1])-([.$B$1] * 0.75 * [.$F7])) * (1- ([.$C$1]*[.U$1]/100))" office:value-type="float" office:value="25.4296875" calcext:value-type="float">
            <text:p>25.4296875</text:p>
          </table:table-cell>
          <table:table-cell table:formula="of:=((0.75 * [.V$1])-([.$B$1] * 0.75 * [.$F7])) * (1- ([.$C$1]*[.V$1]/100))" office:value-type="float" office:value="27.7875" calcext:value-type="float">
            <text:p>27.7875</text:p>
          </table:table-cell>
          <table:table-cell table:formula="of:=((0.75 * [.W$1])-([.$B$1] * 0.75 * [.$F7])) * (1- ([.$C$1]*[.W$1]/100))" office:value-type="float" office:value="30.0328125" calcext:value-type="float">
            <text:p>30.0328125</text:p>
          </table:table-cell>
          <table:table-cell table:formula="of:=((0.75 * [.X$1])-([.$B$1] * 0.75 * [.$F7])) * (1- ([.$C$1]*[.X$1]/100))" office:value-type="float" office:value="32.165625" calcext:value-type="float">
            <text:p>32.165625</text:p>
          </table:table-cell>
          <table:table-cell table:formula="of:=((0.75 * [.Y$1])-([.$B$1] * 0.75 * [.$F7])) * (1- ([.$C$1]*[.Y$1]/100))" office:value-type="float" office:value="34.1859375" calcext:value-type="float">
            <text:p>34.1859375</text:p>
          </table:table-cell>
          <table:table-cell table:formula="of:=((0.75 * [.Z$1])-([.$B$1] * 0.75 * [.$F7])) * (1- ([.$C$1]*[.Z$1]/100))" office:value-type="float" office:value="36.09375" calcext:value-type="float">
            <text:p>36.093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(0.75 * [.G$1])-([.$B$1] * 0.75 * [.$F8])) * (1- ([.$C$1]*[.G$1]/100))" office:value-type="float" office:value="-24.009375" calcext:value-type="float">
            <text:p>-24.009375</text:p>
          </table:table-cell>
          <table:table-cell table:formula="of:=((0.75 * [.H$1])-([.$B$1] * 0.75 * [.$F8])) * (1- ([.$C$1]*[.H$1]/100))" office:value-type="float" office:value="-20.00625" calcext:value-type="float">
            <text:p>-20.00625</text:p>
          </table:table-cell>
          <table:table-cell table:formula="of:=((0.75 * [.I$1])-([.$B$1] * 0.75 * [.$F8])) * (1- ([.$C$1]*[.I$1]/100))" office:value-type="float" office:value="-16.115625" calcext:value-type="float">
            <text:p>-16.115625</text:p>
          </table:table-cell>
          <table:table-cell table:formula="of:=((0.75 * [.J$1])-([.$B$1] * 0.75 * [.$F8])) * (1- ([.$C$1]*[.J$1]/100))" office:value-type="float" office:value="-12.3375" calcext:value-type="float">
            <text:p>-12.3375</text:p>
          </table:table-cell>
          <table:table-cell table:formula="of:=((0.75 * [.K$1])-([.$B$1] * 0.75 * [.$F8])) * (1- ([.$C$1]*[.K$1]/100))" office:value-type="float" office:value="-8.671875" calcext:value-type="float">
            <text:p>-8.671875</text:p>
          </table:table-cell>
          <table:table-cell table:formula="of:=((0.75 * [.L$1])-([.$B$1] * 0.75 * [.$F8])) * (1- ([.$C$1]*[.L$1]/100))" office:value-type="float" office:value="-5.11875" calcext:value-type="float">
            <text:p>-5.11875</text:p>
          </table:table-cell>
          <table:table-cell table:formula="of:=((0.75 * [.M$1])-([.$B$1] * 0.75 * [.$F8])) * (1- ([.$C$1]*[.M$1]/100))" office:value-type="float" office:value="-1.678125" calcext:value-type="float">
            <text:p>-1.678125</text:p>
          </table:table-cell>
          <table:table-cell table:formula="of:=((0.75 * [.N$1])-([.$B$1] * 0.75 * [.$F8])) * (1- ([.$C$1]*[.N$1]/100))" office:value-type="float" office:value="1.65" calcext:value-type="float">
            <text:p>1.65</text:p>
          </table:table-cell>
          <table:table-cell table:formula="of:=((0.75 * [.O$1])-([.$B$1] * 0.75 * [.$F8])) * (1- ([.$C$1]*[.O$1]/100))" office:value-type="float" office:value="4.865625" calcext:value-type="float">
            <text:p>4.865625</text:p>
          </table:table-cell>
          <table:table-cell table:formula="of:=((0.75 * [.P$1])-([.$B$1] * 0.75 * [.$F8])) * (1- ([.$C$1]*[.P$1]/100))" office:value-type="float" office:value="7.96875" calcext:value-type="float">
            <text:p>7.96875</text:p>
          </table:table-cell>
          <table:table-cell table:formula="of:=((0.75 * [.Q$1])-([.$B$1] * 0.75 * [.$F8])) * (1- ([.$C$1]*[.Q$1]/100))" office:value-type="float" office:value="10.959375" calcext:value-type="float">
            <text:p>10.959375</text:p>
          </table:table-cell>
          <table:table-cell table:formula="of:=((0.75 * [.R$1])-([.$B$1] * 0.75 * [.$F8])) * (1- ([.$C$1]*[.R$1]/100))" office:value-type="float" office:value="13.8375" calcext:value-type="float">
            <text:p>13.8375</text:p>
          </table:table-cell>
          <table:table-cell table:formula="of:=((0.75 * [.S$1])-([.$B$1] * 0.75 * [.$F8])) * (1- ([.$C$1]*[.S$1]/100))" office:value-type="float" office:value="16.603125" calcext:value-type="float">
            <text:p>16.603125</text:p>
          </table:table-cell>
          <table:table-cell table:formula="of:=((0.75 * [.T$1])-([.$B$1] * 0.75 * [.$F8])) * (1- ([.$C$1]*[.T$1]/100))" office:value-type="float" office:value="19.25625" calcext:value-type="float">
            <text:p>19.25625</text:p>
          </table:table-cell>
          <table:table-cell table:formula="of:=((0.75 * [.U$1])-([.$B$1] * 0.75 * [.$F8])) * (1- ([.$C$1]*[.U$1]/100))" office:value-type="float" office:value="21.796875" calcext:value-type="float">
            <text:p>21.796875</text:p>
          </table:table-cell>
          <table:table-cell table:formula="of:=((0.75 * [.V$1])-([.$B$1] * 0.75 * [.$F8])) * (1- ([.$C$1]*[.V$1]/100))" office:value-type="float" office:value="24.225" calcext:value-type="float">
            <text:p>24.225</text:p>
          </table:table-cell>
          <table:table-cell table:formula="of:=((0.75 * [.W$1])-([.$B$1] * 0.75 * [.$F8])) * (1- ([.$C$1]*[.W$1]/100))" office:value-type="float" office:value="26.540625" calcext:value-type="float">
            <text:p>26.540625</text:p>
          </table:table-cell>
          <table:table-cell table:formula="of:=((0.75 * [.X$1])-([.$B$1] * 0.75 * [.$F8])) * (1- ([.$C$1]*[.X$1]/100))" office:value-type="float" office:value="28.74375" calcext:value-type="float">
            <text:p>28.74375</text:p>
          </table:table-cell>
          <table:table-cell table:formula="of:=((0.75 * [.Y$1])-([.$B$1] * 0.75 * [.$F8])) * (1- ([.$C$1]*[.Y$1]/100))" office:value-type="float" office:value="30.834375" calcext:value-type="float">
            <text:p>30.834375</text:p>
          </table:table-cell>
          <table:table-cell table:formula="of:=((0.75 * [.Z$1])-([.$B$1] * 0.75 * [.$F8])) * (1- ([.$C$1]*[.Z$1]/100))" office:value-type="float" office:value="32.8125" calcext:value-type="float">
            <text:p>32.8125</text:p>
          </table:table-cell>
          <table:table-cell table:number-columns-repeated="998"/>
        </table:table-row>
        <table:table-row table:style-name="ro1">
          <table:table-cell/>
          <table:table-cell table:style-name="ce3" table:number-columns-repeated="3"/>
          <table:table-cell/>
          <table:table-cell office:value-type="float" office:value="35" calcext:value-type="float">
            <text:p>35</text:p>
          </table:table-cell>
          <table:table-cell table:formula="of:=((0.75 * [.G$1])-([.$B$1] * 0.75 * [.$F9])) * (1- ([.$C$1]*[.G$1]/100))" office:value-type="float" office:value="-28.6265625" calcext:value-type="float">
            <text:p>-28.6265625</text:p>
          </table:table-cell>
          <table:table-cell table:formula="of:=((0.75 * [.H$1])-([.$B$1] * 0.75 * [.$F9])) * (1- ([.$C$1]*[.H$1]/100))" office:value-type="float" office:value="-24.553125" calcext:value-type="float">
            <text:p>-24.553125</text:p>
          </table:table-cell>
          <table:table-cell table:formula="of:=((0.75 * [.I$1])-([.$B$1] * 0.75 * [.$F9])) * (1- ([.$C$1]*[.I$1]/100))" office:value-type="float" office:value="-20.5921875" calcext:value-type="float">
            <text:p>-20.5921875</text:p>
          </table:table-cell>
          <table:table-cell table:formula="of:=((0.75 * [.J$1])-([.$B$1] * 0.75 * [.$F9])) * (1- ([.$C$1]*[.J$1]/100))" office:value-type="float" office:value="-16.74375" calcext:value-type="float">
            <text:p>-16.74375</text:p>
          </table:table-cell>
          <table:table-cell table:formula="of:=((0.75 * [.K$1])-([.$B$1] * 0.75 * [.$F9])) * (1- ([.$C$1]*[.K$1]/100))" office:value-type="float" office:value="-13.0078125" calcext:value-type="float">
            <text:p>-13.0078125</text:p>
          </table:table-cell>
          <table:table-cell table:formula="of:=((0.75 * [.L$1])-([.$B$1] * 0.75 * [.$F9])) * (1- ([.$C$1]*[.L$1]/100))" office:value-type="float" office:value="-9.384375" calcext:value-type="float">
            <text:p>-9.384375</text:p>
          </table:table-cell>
          <table:table-cell table:formula="of:=((0.75 * [.M$1])-([.$B$1] * 0.75 * [.$F9])) * (1- ([.$C$1]*[.M$1]/100))" office:value-type="float" office:value="-5.8734375" calcext:value-type="float">
            <text:p>-5.8734375</text:p>
          </table:table-cell>
          <table:table-cell table:formula="of:=((0.75 * [.N$1])-([.$B$1] * 0.75 * [.$F9])) * (1- ([.$C$1]*[.N$1]/100))" office:value-type="float" office:value="-2.475" calcext:value-type="float">
            <text:p>-2.475</text:p>
          </table:table-cell>
          <table:table-cell table:formula="of:=((0.75 * [.O$1])-([.$B$1] * 0.75 * [.$F9])) * (1- ([.$C$1]*[.O$1]/100))" office:value-type="float" office:value="0.8109375" calcext:value-type="float">
            <text:p>0.8109375</text:p>
          </table:table-cell>
          <table:table-cell table:formula="of:=((0.75 * [.P$1])-([.$B$1] * 0.75 * [.$F9])) * (1- ([.$C$1]*[.P$1]/100))" office:value-type="float" office:value="3.984375" calcext:value-type="float">
            <text:p>3.984375</text:p>
          </table:table-cell>
          <table:table-cell table:formula="of:=((0.75 * [.Q$1])-([.$B$1] * 0.75 * [.$F9])) * (1- ([.$C$1]*[.Q$1]/100))" office:value-type="float" office:value="7.0453125" calcext:value-type="float">
            <text:p>7.0453125</text:p>
          </table:table-cell>
          <table:table-cell table:formula="of:=((0.75 * [.R$1])-([.$B$1] * 0.75 * [.$F9])) * (1- ([.$C$1]*[.R$1]/100))" office:value-type="float" office:value="9.99375" calcext:value-type="float">
            <text:p>9.99375</text:p>
          </table:table-cell>
          <table:table-cell table:formula="of:=((0.75 * [.S$1])-([.$B$1] * 0.75 * [.$F9])) * (1- ([.$C$1]*[.S$1]/100))" office:value-type="float" office:value="12.8296875" calcext:value-type="float">
            <text:p>12.8296875</text:p>
          </table:table-cell>
          <table:table-cell table:formula="of:=((0.75 * [.T$1])-([.$B$1] * 0.75 * [.$F9])) * (1- ([.$C$1]*[.T$1]/100))" office:value-type="float" office:value="15.553125" calcext:value-type="float">
            <text:p>15.553125</text:p>
          </table:table-cell>
          <table:table-cell table:formula="of:=((0.75 * [.U$1])-([.$B$1] * 0.75 * [.$F9])) * (1- ([.$C$1]*[.U$1]/100))" office:value-type="float" office:value="18.1640625" calcext:value-type="float">
            <text:p>18.1640625</text:p>
          </table:table-cell>
          <table:table-cell table:formula="of:=((0.75 * [.V$1])-([.$B$1] * 0.75 * [.$F9])) * (1- ([.$C$1]*[.V$1]/100))" office:value-type="float" office:value="20.6625" calcext:value-type="float">
            <text:p>20.6625</text:p>
          </table:table-cell>
          <table:table-cell table:formula="of:=((0.75 * [.W$1])-([.$B$1] * 0.75 * [.$F9])) * (1- ([.$C$1]*[.W$1]/100))" office:value-type="float" office:value="23.0484375" calcext:value-type="float">
            <text:p>23.0484375</text:p>
          </table:table-cell>
          <table:table-cell table:formula="of:=((0.75 * [.X$1])-([.$B$1] * 0.75 * [.$F9])) * (1- ([.$C$1]*[.X$1]/100))" office:value-type="float" office:value="25.321875" calcext:value-type="float">
            <text:p>25.321875</text:p>
          </table:table-cell>
          <table:table-cell table:formula="of:=((0.75 * [.Y$1])-([.$B$1] * 0.75 * [.$F9])) * (1- ([.$C$1]*[.Y$1]/100))" office:value-type="float" office:value="27.4828125" calcext:value-type="float">
            <text:p>27.4828125</text:p>
          </table:table-cell>
          <table:table-cell table:formula="of:=((0.75 * [.Z$1])-([.$B$1] * 0.75 * [.$F9])) * (1- ([.$C$1]*[.Z$1]/100))" office:value-type="float" office:value="29.53125" calcext:value-type="float">
            <text:p>29.53125</text:p>
          </table:table-cell>
          <table:table-cell table:number-columns-repeated="998"/>
        </table:table-row>
        <table:table-row table:style-name="ro1">
          <table:table-cell/>
          <table:table-cell table:style-name="ce3" table:number-columns-repeated="3"/>
          <table:table-cell/>
          <table:table-cell office:value-type="float" office:value="40" calcext:value-type="float">
            <text:p>40</text:p>
          </table:table-cell>
          <table:table-cell table:formula="of:=((0.75 * [.G$1])-([.$B$1] * 0.75 * [.$F10])) * (1- ([.$C$1]*[.G$1]/100))" office:value-type="float" office:value="-33.24375" calcext:value-type="float">
            <text:p>-33.24375</text:p>
          </table:table-cell>
          <table:table-cell table:formula="of:=((0.75 * [.H$1])-([.$B$1] * 0.75 * [.$F10])) * (1- ([.$C$1]*[.H$1]/100))" office:value-type="float" office:value="-29.1" calcext:value-type="float">
            <text:p>-29.1</text:p>
          </table:table-cell>
          <table:table-cell table:formula="of:=((0.75 * [.I$1])-([.$B$1] * 0.75 * [.$F10])) * (1- ([.$C$1]*[.I$1]/100))" office:value-type="float" office:value="-25.06875" calcext:value-type="float">
            <text:p>-25.06875</text:p>
          </table:table-cell>
          <table:table-cell table:formula="of:=((0.75 * [.J$1])-([.$B$1] * 0.75 * [.$F10])) * (1- ([.$C$1]*[.J$1]/100))" office:value-type="float" office:value="-21.15" calcext:value-type="float">
            <text:p>-21.15</text:p>
          </table:table-cell>
          <table:table-cell table:formula="of:=((0.75 * [.K$1])-([.$B$1] * 0.75 * [.$F10])) * (1- ([.$C$1]*[.K$1]/100))" office:value-type="float" office:value="-17.34375" calcext:value-type="float">
            <text:p>-17.34375</text:p>
          </table:table-cell>
          <table:table-cell table:formula="of:=((0.75 * [.L$1])-([.$B$1] * 0.75 * [.$F10])) * (1- ([.$C$1]*[.L$1]/100))" office:value-type="float" office:value="-13.65" calcext:value-type="float">
            <text:p>-13.65</text:p>
          </table:table-cell>
          <table:table-cell table:formula="of:=((0.75 * [.M$1])-([.$B$1] * 0.75 * [.$F10])) * (1- ([.$C$1]*[.M$1]/100))" office:value-type="float" office:value="-10.06875" calcext:value-type="float">
            <text:p>-10.06875</text:p>
          </table:table-cell>
          <table:table-cell table:formula="of:=((0.75 * [.N$1])-([.$B$1] * 0.75 * [.$F10])) * (1- ([.$C$1]*[.N$1]/100))" office:value-type="float" office:value="-6.6" calcext:value-type="float">
            <text:p>-6.6</text:p>
          </table:table-cell>
          <table:table-cell table:formula="of:=((0.75 * [.O$1])-([.$B$1] * 0.75 * [.$F10])) * (1- ([.$C$1]*[.O$1]/100))" office:value-type="float" office:value="-3.24375" calcext:value-type="float">
            <text:p>-3.24375</text:p>
          </table:table-cell>
          <table:table-cell table:formula="of:=((0.75 * [.P$1])-([.$B$1] * 0.75 * [.$F10])) * (1- ([.$C$1]*[.P$1]/100))" office:value-type="float" office:value="0" calcext:value-type="float">
            <text:p>0</text:p>
          </table:table-cell>
          <table:table-cell table:formula="of:=((0.75 * [.Q$1])-([.$B$1] * 0.75 * [.$F10])) * (1- ([.$C$1]*[.Q$1]/100))" office:value-type="float" office:value="3.13125" calcext:value-type="float">
            <text:p>3.13125</text:p>
          </table:table-cell>
          <table:table-cell table:formula="of:=((0.75 * [.R$1])-([.$B$1] * 0.75 * [.$F10])) * (1- ([.$C$1]*[.R$1]/100))" office:value-type="float" office:value="6.15" calcext:value-type="float">
            <text:p>6.15</text:p>
          </table:table-cell>
          <table:table-cell table:formula="of:=((0.75 * [.S$1])-([.$B$1] * 0.75 * [.$F10])) * (1- ([.$C$1]*[.S$1]/100))" office:value-type="float" office:value="9.05625" calcext:value-type="float">
            <text:p>9.05625</text:p>
          </table:table-cell>
          <table:table-cell table:formula="of:=((0.75 * [.T$1])-([.$B$1] * 0.75 * [.$F10])) * (1- ([.$C$1]*[.T$1]/100))" office:value-type="float" office:value="11.85" calcext:value-type="float">
            <text:p>11.85</text:p>
          </table:table-cell>
          <table:table-cell table:formula="of:=((0.75 * [.U$1])-([.$B$1] * 0.75 * [.$F10])) * (1- ([.$C$1]*[.U$1]/100))" office:value-type="float" office:value="14.53125" calcext:value-type="float">
            <text:p>14.53125</text:p>
          </table:table-cell>
          <table:table-cell table:formula="of:=((0.75 * [.V$1])-([.$B$1] * 0.75 * [.$F10])) * (1- ([.$C$1]*[.V$1]/100))" office:value-type="float" office:value="17.1" calcext:value-type="float">
            <text:p>17.1</text:p>
          </table:table-cell>
          <table:table-cell table:formula="of:=((0.75 * [.W$1])-([.$B$1] * 0.75 * [.$F10])) * (1- ([.$C$1]*[.W$1]/100))" office:value-type="float" office:value="19.55625" calcext:value-type="float">
            <text:p>19.55625</text:p>
          </table:table-cell>
          <table:table-cell table:formula="of:=((0.75 * [.X$1])-([.$B$1] * 0.75 * [.$F10])) * (1- ([.$C$1]*[.X$1]/100))" office:value-type="float" office:value="21.9" calcext:value-type="float">
            <text:p>21.9</text:p>
          </table:table-cell>
          <table:table-cell table:formula="of:=((0.75 * [.Y$1])-([.$B$1] * 0.75 * [.$F10])) * (1- ([.$C$1]*[.Y$1]/100))" office:value-type="float" office:value="24.13125" calcext:value-type="float">
            <text:p>24.13125</text:p>
          </table:table-cell>
          <table:table-cell table:formula="of:=((0.75 * [.Z$1])-([.$B$1] * 0.75 * [.$F10])) * (1- ([.$C$1]*[.Z$1]/100))" office:value-type="float" office:value="26.25" calcext:value-type="float">
            <text:p>26.25</text:p>
          </table:table-cell>
          <table:table-cell table:number-columns-repeated="998"/>
        </table:table-row>
        <table:table-row table:style-name="ro1">
          <table:table-cell/>
          <table:table-cell table:style-name="ce3" table:number-columns-repeated="3"/>
          <table:table-cell/>
          <table:table-cell office:value-type="float" office:value="45" calcext:value-type="float">
            <text:p>45</text:p>
          </table:table-cell>
          <table:table-cell table:formula="of:=((0.75 * [.G$1])-([.$B$1] * 0.75 * [.$F11])) * (1- ([.$C$1]*[.G$1]/100))" office:value-type="float" office:value="-37.8609375" calcext:value-type="float">
            <text:p>-37.8609375</text:p>
          </table:table-cell>
          <table:table-cell table:formula="of:=((0.75 * [.H$1])-([.$B$1] * 0.75 * [.$F11])) * (1- ([.$C$1]*[.H$1]/100))" office:value-type="float" office:value="-33.646875" calcext:value-type="float">
            <text:p>-33.646875</text:p>
          </table:table-cell>
          <table:table-cell table:formula="of:=((0.75 * [.I$1])-([.$B$1] * 0.75 * [.$F11])) * (1- ([.$C$1]*[.I$1]/100))" office:value-type="float" office:value="-29.5453125" calcext:value-type="float">
            <text:p>-29.5453125</text:p>
          </table:table-cell>
          <table:table-cell table:formula="of:=((0.75 * [.J$1])-([.$B$1] * 0.75 * [.$F11])) * (1- ([.$C$1]*[.J$1]/100))" office:value-type="float" office:value="-25.55625" calcext:value-type="float">
            <text:p>-25.55625</text:p>
          </table:table-cell>
          <table:table-cell table:formula="of:=((0.75 * [.K$1])-([.$B$1] * 0.75 * [.$F11])) * (1- ([.$C$1]*[.K$1]/100))" office:value-type="float" office:value="-21.6796875" calcext:value-type="float">
            <text:p>-21.6796875</text:p>
          </table:table-cell>
          <table:table-cell table:formula="of:=((0.75 * [.L$1])-([.$B$1] * 0.75 * [.$F11])) * (1- ([.$C$1]*[.L$1]/100))" office:value-type="float" office:value="-17.915625" calcext:value-type="float">
            <text:p>-17.915625</text:p>
          </table:table-cell>
          <table:table-cell table:formula="of:=((0.75 * [.M$1])-([.$B$1] * 0.75 * [.$F11])) * (1- ([.$C$1]*[.M$1]/100))" office:value-type="float" office:value="-14.2640625" calcext:value-type="float">
            <text:p>-14.2640625</text:p>
          </table:table-cell>
          <table:table-cell table:formula="of:=((0.75 * [.N$1])-([.$B$1] * 0.75 * [.$F11])) * (1- ([.$C$1]*[.N$1]/100))" office:value-type="float" office:value="-10.725" calcext:value-type="float">
            <text:p>-10.725</text:p>
          </table:table-cell>
          <table:table-cell table:formula="of:=((0.75 * [.O$1])-([.$B$1] * 0.75 * [.$F11])) * (1- ([.$C$1]*[.O$1]/100))" office:value-type="float" office:value="-7.2984375" calcext:value-type="float">
            <text:p>-7.2984375</text:p>
          </table:table-cell>
          <table:table-cell table:formula="of:=((0.75 * [.P$1])-([.$B$1] * 0.75 * [.$F11])) * (1- ([.$C$1]*[.P$1]/100))" office:value-type="float" office:value="-3.984375" calcext:value-type="float">
            <text:p>-3.984375</text:p>
          </table:table-cell>
          <table:table-cell table:formula="of:=((0.75 * [.Q$1])-([.$B$1] * 0.75 * [.$F11])) * (1- ([.$C$1]*[.Q$1]/100))" office:value-type="float" office:value="-0.7828125" calcext:value-type="float">
            <text:p>-0.7828125</text:p>
          </table:table-cell>
          <table:table-cell table:formula="of:=((0.75 * [.R$1])-([.$B$1] * 0.75 * [.$F11])) * (1- ([.$C$1]*[.R$1]/100))" office:value-type="float" office:value="2.30625" calcext:value-type="float">
            <text:p>2.30625</text:p>
          </table:table-cell>
          <table:table-cell table:formula="of:=((0.75 * [.S$1])-([.$B$1] * 0.75 * [.$F11])) * (1- ([.$C$1]*[.S$1]/100))" office:value-type="float" office:value="5.2828125" calcext:value-type="float">
            <text:p>5.2828125</text:p>
          </table:table-cell>
          <table:table-cell table:formula="of:=((0.75 * [.T$1])-([.$B$1] * 0.75 * [.$F11])) * (1- ([.$C$1]*[.T$1]/100))" office:value-type="float" office:value="8.146875" calcext:value-type="float">
            <text:p>8.146875</text:p>
          </table:table-cell>
          <table:table-cell table:formula="of:=((0.75 * [.U$1])-([.$B$1] * 0.75 * [.$F11])) * (1- ([.$C$1]*[.U$1]/100))" office:value-type="float" office:value="10.8984375" calcext:value-type="float">
            <text:p>10.8984375</text:p>
          </table:table-cell>
          <table:table-cell table:formula="of:=((0.75 * [.V$1])-([.$B$1] * 0.75 * [.$F11])) * (1- ([.$C$1]*[.V$1]/100))" office:value-type="float" office:value="13.5375" calcext:value-type="float">
            <text:p>13.5375</text:p>
          </table:table-cell>
          <table:table-cell table:formula="of:=((0.75 * [.W$1])-([.$B$1] * 0.75 * [.$F11])) * (1- ([.$C$1]*[.W$1]/100))" office:value-type="float" office:value="16.0640625" calcext:value-type="float">
            <text:p>16.0640625</text:p>
          </table:table-cell>
          <table:table-cell table:formula="of:=((0.75 * [.X$1])-([.$B$1] * 0.75 * [.$F11])) * (1- ([.$C$1]*[.X$1]/100))" office:value-type="float" office:value="18.478125" calcext:value-type="float">
            <text:p>18.478125</text:p>
          </table:table-cell>
          <table:table-cell table:formula="of:=((0.75 * [.Y$1])-([.$B$1] * 0.75 * [.$F11])) * (1- ([.$C$1]*[.Y$1]/100))" office:value-type="float" office:value="20.7796875" calcext:value-type="float">
            <text:p>20.7796875</text:p>
          </table:table-cell>
          <table:table-cell table:formula="of:=((0.75 * [.Z$1])-([.$B$1] * 0.75 * [.$F11])) * (1- ([.$C$1]*[.Z$1]/100))" office:value-type="float" office:value="22.96875" calcext:value-type="float">
            <text:p>22.96875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((0.75 * [.G$1])-([.$B$1] * 0.75 * [.$F12])) * (1- ([.$C$1]*[.G$1]/100))" office:value-type="float" office:value="-42.478125" calcext:value-type="float">
            <text:p>-42.478125</text:p>
          </table:table-cell>
          <table:table-cell table:formula="of:=((0.75 * [.H$1])-([.$B$1] * 0.75 * [.$F12])) * (1- ([.$C$1]*[.H$1]/100))" office:value-type="float" office:value="-38.19375" calcext:value-type="float">
            <text:p>-38.19375</text:p>
          </table:table-cell>
          <table:table-cell table:formula="of:=((0.75 * [.I$1])-([.$B$1] * 0.75 * [.$F12])) * (1- ([.$C$1]*[.I$1]/100))" office:value-type="float" office:value="-34.021875" calcext:value-type="float">
            <text:p>-34.021875</text:p>
          </table:table-cell>
          <table:table-cell table:formula="of:=((0.75 * [.J$1])-([.$B$1] * 0.75 * [.$F12])) * (1- ([.$C$1]*[.J$1]/100))" office:value-type="float" office:value="-29.9625" calcext:value-type="float">
            <text:p>-29.9625</text:p>
          </table:table-cell>
          <table:table-cell table:formula="of:=((0.75 * [.K$1])-([.$B$1] * 0.75 * [.$F12])) * (1- ([.$C$1]*[.K$1]/100))" office:value-type="float" office:value="-26.015625" calcext:value-type="float">
            <text:p>-26.015625</text:p>
          </table:table-cell>
          <table:table-cell table:formula="of:=((0.75 * [.L$1])-([.$B$1] * 0.75 * [.$F12])) * (1- ([.$C$1]*[.L$1]/100))" office:value-type="float" office:value="-22.18125" calcext:value-type="float">
            <text:p>-22.18125</text:p>
          </table:table-cell>
          <table:table-cell table:formula="of:=((0.75 * [.M$1])-([.$B$1] * 0.75 * [.$F12])) * (1- ([.$C$1]*[.M$1]/100))" office:value-type="float" office:value="-18.459375" calcext:value-type="float">
            <text:p>-18.459375</text:p>
          </table:table-cell>
          <table:table-cell table:formula="of:=((0.75 * [.N$1])-([.$B$1] * 0.75 * [.$F12])) * (1- ([.$C$1]*[.N$1]/100))" office:value-type="float" office:value="-14.85" calcext:value-type="float">
            <text:p>-14.85</text:p>
          </table:table-cell>
          <table:table-cell table:formula="of:=((0.75 * [.O$1])-([.$B$1] * 0.75 * [.$F12])) * (1- ([.$C$1]*[.O$1]/100))" office:value-type="float" office:value="-11.353125" calcext:value-type="float">
            <text:p>-11.353125</text:p>
          </table:table-cell>
          <table:table-cell table:formula="of:=((0.75 * [.P$1])-([.$B$1] * 0.75 * [.$F12])) * (1- ([.$C$1]*[.P$1]/100))" office:value-type="float" office:value="-7.96875" calcext:value-type="float">
            <text:p>-7.96875</text:p>
          </table:table-cell>
          <table:table-cell table:formula="of:=((0.75 * [.Q$1])-([.$B$1] * 0.75 * [.$F12])) * (1- ([.$C$1]*[.Q$1]/100))" office:value-type="float" office:value="-4.696875" calcext:value-type="float">
            <text:p>-4.696875</text:p>
          </table:table-cell>
          <table:table-cell table:formula="of:=((0.75 * [.R$1])-([.$B$1] * 0.75 * [.$F12])) * (1- ([.$C$1]*[.R$1]/100))" office:value-type="float" office:value="-1.5375" calcext:value-type="float">
            <text:p>-1.5375</text:p>
          </table:table-cell>
          <table:table-cell table:formula="of:=((0.75 * [.S$1])-([.$B$1] * 0.75 * [.$F12])) * (1- ([.$C$1]*[.S$1]/100))" office:value-type="float" office:value="1.509375" calcext:value-type="float">
            <text:p>1.509375</text:p>
          </table:table-cell>
          <table:table-cell table:formula="of:=((0.75 * [.T$1])-([.$B$1] * 0.75 * [.$F12])) * (1- ([.$C$1]*[.T$1]/100))" office:value-type="float" office:value="4.44375" calcext:value-type="float">
            <text:p>4.44375</text:p>
          </table:table-cell>
          <table:table-cell table:formula="of:=((0.75 * [.U$1])-([.$B$1] * 0.75 * [.$F12])) * (1- ([.$C$1]*[.U$1]/100))" office:value-type="float" office:value="7.265625" calcext:value-type="float">
            <text:p>7.265625</text:p>
          </table:table-cell>
          <table:table-cell table:formula="of:=((0.75 * [.V$1])-([.$B$1] * 0.75 * [.$F12])) * (1- ([.$C$1]*[.V$1]/100))" office:value-type="float" office:value="9.975" calcext:value-type="float">
            <text:p>9.975</text:p>
          </table:table-cell>
          <table:table-cell table:formula="of:=((0.75 * [.W$1])-([.$B$1] * 0.75 * [.$F12])) * (1- ([.$C$1]*[.W$1]/100))" office:value-type="float" office:value="12.571875" calcext:value-type="float">
            <text:p>12.571875</text:p>
          </table:table-cell>
          <table:table-cell table:formula="of:=((0.75 * [.X$1])-([.$B$1] * 0.75 * [.$F12])) * (1- ([.$C$1]*[.X$1]/100))" office:value-type="float" office:value="15.05625" calcext:value-type="float">
            <text:p>15.05625</text:p>
          </table:table-cell>
          <table:table-cell table:formula="of:=((0.75 * [.Y$1])-([.$B$1] * 0.75 * [.$F12])) * (1- ([.$C$1]*[.Y$1]/100))" office:value-type="float" office:value="17.428125" calcext:value-type="float">
            <text:p>17.428125</text:p>
          </table:table-cell>
          <table:table-cell table:formula="of:=((0.75 * [.Z$1])-([.$B$1] * 0.75 * [.$F12])) * (1- ([.$C$1]*[.Z$1]/100))" office:value-type="float" office:value="19.6875" calcext:value-type="float">
            <text:p>19.6875</text:p>
          </table:table-cell>
          <table:table-cell table:number-columns-repeated="99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20:39:07.1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ann Battista</meta:initial-creator>
    <meta:creation-date>2014-02-19T18:55:31.14</meta:creation-date>
    <dc:date>2023-03-28T21:09:41.930000000</dc:date>
    <meta:editing-duration>PT23M17S</meta:editing-duration>
    <meta:editing-cycles>23</meta:editing-cycles>
    <meta:generator>LibreOffice/7.1.5.2$Windows_X86_64 LibreOffice_project/85f04e9f809797b8199d13c421bd8a2b025d52b5</meta:generator>
    <meta:document-statistic meta:table-count="1" meta:cell-count="269" meta:object-count="0"/>
  </office:meta>
</office:document-meta>
</file>